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master-page-name="First_20_Page">
      <style:paragraph-properties style:page-number="auto"/>
    </style:style>
    <style:style style:name="P3" style:family="paragraph" style:parent-style-name="Text_20_body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25898865282089474" text:style-name="Outline">
        <text:list-item>
          <text:h text:style-name="P2" text:outline-level="1">Papas-Firebas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2-02-2019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82574971@gmail.com</text:p>
      <text:p text:style-name="P3"><text:a xlink:type="simple" xlink:href="https://grokonez.com/flutter/flutter-firestore-example-firebase-firestore-crud-operations-with-listview" text:style-name="Internet_20_link" text:visited-style-name="Visited_20_Internet_20_Link"/></text:p>
      <text:p text:style-name="Text_20_body"/>
      <text:p text:style-name="Text_20_body"><text:a xlink:type="simple" xlink:href="https://grokonez.com/flutter/flutter-firestore-example-firebase-firestore-crud-operations-with-listview" text:style-name="Internet_20_link" text:visited-style-name="Visited_20_Internet_20_Link">crud firebas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.176cm" fo:margin-bottom="0.21cm" fo:line-height="100%" fo:text-align="start" style:justify-single-word="false"/>
      <style:text-properties style:font-name="Times New Roman" fo:font-size="12pt" style:font-name-asian="Times New Roman1" style:font-size-asian="12pt" style:language-asian="es" style:country-asian="CL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34</meta:editing-cycles>
    <meta:creation-date>2018-03-07T12:45:00</meta:creation-date>
    <dc:date>2019-02-17T18:10:29</dc:date>
    <meta:editing-duration>P1DT7H5M42S</meta:editing-duration>
    <meta:generator>OpenOffice/4.1.6$Unix OpenOffice.org_project/416m1$Build-9790</meta:generator>
    <dc:creator>Máximo Meza</dc:creator>
    <meta:document-statistic meta:table-count="0" meta:image-count="0" meta:object-count="0" meta:page-count="2" meta:paragraph-count="7" meta:word-count="16" meta:character-count="1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